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3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-0.0063in" table:align="left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3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Q1. </text:p>
      <text:p text:style-name="Text_20_body">a)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Table_20_Contents">P</text:p>
          </table:table-cell>
          <table:table-cell table:style-name="Table1.A1" office:value-type="string">
            <text:p text:style-name="Table_20_Contents">Q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S</text:p>
          </table:table-cell>
          <table:table-cell table:style-name="Table1.E1" office:value-type="string">
            <text:p text:style-name="Table_20_Contents">T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1</text:p>
          </table:table-cell>
        </table:table-row>
      </table:table>
      <text:p text:style-name="Standard"/>
      <text:p text:style-name="Standard">b)</text:p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Table_20_Contents">P</text:p>
          </table:table-cell>
          <table:table-cell table:style-name="Table2.A1" office:value-type="string">
            <text:p text:style-name="Table_20_Contents">Q</text:p>
          </table:table-cell>
          <table:table-cell table:style-name="Table2.A1" office:value-type="string">
            <text:p text:style-name="Table_20_Contents">R</text:p>
          </table:table-cell>
          <table:table-cell table:style-name="Table2.A1" office:value-type="string">
            <text:p text:style-name="Table_20_Contents">S</text:p>
          </table:table-cell>
          <table:table-cell table:style-name="Table2.E1" office:value-type="string">
            <text:p text:style-name="Table_20_Contents">T</text:p>
          </table:table-cell>
        </table:table-row>
        <table:table-row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1</text:p>
          </table:table-cell>
          <table:table-cell table:style-name="Table2.E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1</text:p>
          </table:table-cell>
          <table:table-cell table:style-name="Table2.E2" office:value-type="string">
            <text:p text:style-name="Table_20_Contents">1</text:p>
          </table:table-cell>
        </table:table-row>
      </table:table>
      <text:p text:style-name="Standard"/>
      <text:p text:style-name="Standard">c)</text:p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Table_20_Contents">P</text:p>
          </table:table-cell>
          <table:table-cell table:style-name="Table3.A1" office:value-type="string">
            <text:p text:style-name="Table_20_Contents">Q</text:p>
          </table:table-cell>
          <table:table-cell table:style-name="Table3.A1" office:value-type="string">
            <text:p text:style-name="Table_20_Contents">R</text:p>
          </table:table-cell>
          <table:table-cell table:style-name="Table3.A1" office:value-type="string">
            <text:p text:style-name="Table_20_Contents">S</text:p>
          </table:table-cell>
          <table:table-cell table:style-name="Table3.E1" office:value-type="string">
            <text:p text:style-name="Table_20_Contents">T</text:p>
          </table:table-cell>
        </table:table-row>
        <table:table-row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1</text:p>
          </table:table-cell>
          <table:table-cell table:style-name="Table3.E2" office:value-type="string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1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Standard"/>
      <text:p text:style-name="Standard">d)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Table_20_Contents">P</text:p>
          </table:table-cell>
          <table:table-cell table:style-name="Table4.A1" office:value-type="string">
            <text:p text:style-name="Table_20_Contents">Q</text:p>
          </table:table-cell>
          <table:table-cell table:style-name="Table4.A1" office:value-type="string">
            <text:p text:style-name="Table_20_Contents">R</text:p>
          </table:table-cell>
          <table:table-cell table:style-name="Table4.A1" office:value-type="string">
            <text:p text:style-name="Table_20_Contents">S</text:p>
          </table:table-cell>
          <table:table-cell table:style-name="Table4.E1" office:value-type="string">
            <text:p text:style-name="Table_20_Contents">T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E2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2</text:p>
          </table:table-cell>
          <table:table-cell table:style-name="Table4.E2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</text:p>
          </table:table-cell>
          <table:table-cell table:style-name="Table4.E2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1</text:p>
          </table:table-cell>
        </table:table-row>
      </table:table>
      <text:p text:style-name="Standard"/>
      <text:p text:style-name="Standard"/>
      <text:p text:style-name="Standard">Q2.</text:p>
      <text:p text:style-name="Standard">a)</text:p>
      <text:p text:style-name="Standard">B+=[ B D E ]<text:line-break/>b)</text:p>
      <text:p text:style-name="Standard">CF+=[ A B C D E F]</text:p>
      <text:p text:style-name="Standard">c)</text:p>
      <text:p text:style-name="Standard">DF+=[ A D E F ]</text:p>
      <text:p text:style-name="Standard">d)</text:p>
      <text:p text:style-name="Standard">BC+ [ B C D E ]</text:p>
      <text:p text:style-name="Standard">e)</text:p>
      <text:p text:style-name="Standard">ABC+=[ A B C D E ]</text:p>
      <text:p text:style-name="Standard"/>
      <text:p text:style-name="Standard">Q3.</text:p>
      <text:p text:style-name="Standard">a)</text:p>
      <text:p text:style-name="Standard">No. A is not in B+.</text:p>
      <text:p text:style-name="Standard">b)</text:p>
      <text:p text:style-name="Standard">Yes. E is in CF+.</text:p>
      <text:p text:style-name="Standard">c)</text:p>
      <text:p text:style-name="Standard"><text:soft-page-break/>No. B is no in DF+.</text:p>
      <text:p text:style-name="Standard">d)</text:p>
      <text:p text:style-name="Standard">No. BD+=B+, and C is not in BD+.</text:p>
      <text:p text:style-name="Standard">e)</text:p>
      <text:p text:style-name="Standard">Yes. BFC+= CF+,and A is in BFC+.</text:p>
      <text:p text:style-name="Standard"/>
      <text:p text:style-name="Standard"/>
      <text:p text:style-name="Standard">Q4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ATTRIBUTE</text:p>
          </table:table-cell>
          <table:table-cell table:style-name="Table5.A1" office:value-type="string">
            <text:p text:style-name="Table_20_Contents">CLOSURE</text:p>
          </table:table-cell>
          <table:table-cell table:style-name="Table5.C1" office:value-type="string">
            <text:p text:style-name="Table_20_Contents">FDs</text:p>
          </table:table-cell>
        </table:table-row>
        <table:table-row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ACDE</text:p>
          </table:table-cell>
          <table:table-cell table:style-name="Table5.C2" office:value-type="string">
            <text:p text:style-name="Table_20_Contents">A-&gt;D</text:p>
          </table:table-cell>
        </table:table-row>
        <table:table-row>
          <table:table-cell table:style-name="Table5.A2" office:value-type="string">
            <text:p text:style-name="Table_20_Contents">B</text:p>
          </table:table-cell>
          <table:table-cell table:style-name="Table5.A2" office:value-type="string">
            <text:p text:style-name="Table_20_Contents">ABCDE</text:p>
          </table:table-cell>
          <table:table-cell table:style-name="Table5.C2" office:value-type="string">
            <text:p text:style-name="Table_20_Contents">B-&gt;A, B-&gt;D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ACDE</text:p>
          </table:table-cell>
          <table:table-cell table:style-name="Table5.C2" office:value-type="string">
            <text:p text:style-name="Table_20_Contents">D-&gt;A</text:p>
          </table:table-cell>
        </table:table-row>
        <table:table-row>
          <table:table-cell table:style-name="Table5.A2" office:value-type="string">
            <text:p text:style-name="Table_20_Contents">AB</text:p>
          </table:table-cell>
          <table:table-cell table:style-name="Table5.A2" office:value-type="string">
            <text:p text:style-name="Table_20_Contents">/</text:p>
          </table:table-cell>
          <table:table-cell table:style-name="Table5.C2" office:value-type="string">
            <text:p text:style-name="Table_20_Contents">/</text:p>
          </table:table-cell>
        </table:table-row>
        <table:table-row>
          <table:table-cell table:style-name="Table5.A2" office:value-type="string">
            <text:p text:style-name="Table_20_Contents">AD</text:p>
          </table:table-cell>
          <table:table-cell table:style-name="Table5.A2" office:value-type="string">
            <text:p text:style-name="Table_20_Contents">ACDE</text:p>
          </table:table-cell>
          <table:table-cell table:style-name="Table5.C2" office:value-type="string">
            <text:p text:style-name="Table_20_Contents">/</text:p>
          </table:table-cell>
        </table:table-row>
        <table:table-row>
          <table:table-cell table:style-name="Table5.A2" office:value-type="string">
            <text:p text:style-name="Table_20_Contents">BD</text:p>
          </table:table-cell>
          <table:table-cell table:style-name="Table5.A2" office:value-type="string">
            <text:p text:style-name="Table_20_Contents">/</text:p>
          </table:table-cell>
          <table:table-cell table:style-name="Table5.C2" office:value-type="string">
            <text:p text:style-name="Table_20_Contents">/</text:p>
          </table:table-cell>
        </table:table-row>
      </table:table>
      <text:p text:style-name="Standard"/>
      <text:p text:style-name="Standard">The projection on ABD is </text:p>
      <text:p text:style-name="Standard">{A-&gt;D,B-&gt;A, B-&gt;D, D-&gt;A}</text:p>
      <text:p text:style-name="Standard"/>
      <text:p text:style-name="Standard">we can find some alternative minimal basis </text:p>
      <text:p text:style-name="Standard">{A-&gt;D, B-&gt;D, D-&gt;A}</text:p>
      <text:p text:style-name="Standard">or </text:p>
      <text:p text:style-name="Standard">{A-&gt;D, B-&gt;A, D-&gt;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4:43:04</meta:creation-date>
    <dc:date>2016-03-26T15:49:41</dc:date>
    <meta:editing-duration>PT1H5M31S</meta:editing-duration>
    <meta:editing-cycles>19</meta:editing-cycles>
    <meta:generator>LibreOffice/3.5$Linux_X86_64 LibreOffice_project/350m1$Build-2</meta:generator>
    <meta:document-statistic meta:table-count="5" meta:image-count="0" meta:object-count="0" meta:page-count="2" meta:paragraph-count="124" meta:word-count="196" meta:character-count="507" meta:non-whitespace-character-count="431"/>
  </office:meta>
</office:document-meta>
</file>